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2aa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4f1e5f" officeooo:paragraph-rsid="00504a1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522aa8" officeooo:paragraph-rsid="00522aa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2aa8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c79f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normal" officeooo:rsid="0052c79f" officeooo:paragraph-rsid="0052c79f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329cd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4f40b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4f40b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329cd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4f40b" style:font-size-asian="10.5pt" style:font-weight-asian="bold" style:font-size-complex="12pt" style:font-weight-complex="bold"/>
    </style:style>
    <style:style style:name="P205" style:family="paragraph" style:parent-style-name="Text_20_body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206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font-style="normal" fo:font-weight="normal" officeooo:rsid="00550572" officeooo:paragraph-rsid="00550572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  <style:style style:name="T48" style:family="text">
      <style:text-properties officeooo:rsid="00522aa8"/>
    </style:style>
    <style:style style:name="T49" style:family="text">
      <style:text-properties officeooo:rsid="0052c79f"/>
    </style:style>
    <style:style style:name="T50" style:family="text">
      <style:text-properties officeooo:rsid="005329cd"/>
    </style:style>
    <style:style style:name="T51" style:family="text">
      <style:text-properties officeooo:rsid="0054f4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37"/>
      <text:p text:style-name="P137"/>
      <text:p text:style-name="P137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37"/>
      <text:p text:style-name="P137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37"/>
      <text:p text:style-name="P137"/>
      <text:p text:style-name="P137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37"/>
      <text:p text:style-name="P137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38"/>
      <text:p text:style-name="P148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39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40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40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41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49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42"/>
      <text:p text:style-name="P142"/>
      <text:p text:style-name="P142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42"/>
      <text:p text:style-name="P142"/>
      <text:p text:style-name="P142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43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44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45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46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47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50"/>
      <text:p text:style-name="P150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51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52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53"/>
      <text:p text:style-name="P153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54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54"/>
      <text:p text:style-name="P154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55"/>
      <text:p text:style-name="P155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56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94"/>
      <text:p text:style-name="P156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57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58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59"/>
      <text:p text:style-name="P159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59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60"/>
      <text:p text:style-name="P160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61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61"/>
      <text:p text:style-name="P161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61">D<text:span text:style-name="T12">imecres<text:tab/>22/11/23</text:span><text:span text:style-name="T24"> </text:span></text:p>
      <text:p text:style-name="P189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61"/>
      <text:p text:style-name="P161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62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95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63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90">01, 04 i 05/12/23</text:p>
      <text:p text:style-name="P78">Període d'exàmens.</text:p>
      <text:p text:style-name="P57"/>
      <text:p text:style-name="P164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65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66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67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68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69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70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71"/>
      <text:p text:style-name="P171">************************************ <text:s text:c="2"/><text:span text:style-name="T34">2024 <text:s text:c="2"/></text:span>************************************</text:p>
      <text:p text:style-name="P171"/>
      <text:p text:style-name="P171"/>
      <text:p text:style-name="P171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72"/>
      <text:p text:style-name="P196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73"/>
      <text:p text:style-name="P173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174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175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176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177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178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179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179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180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181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182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182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182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183">D<text:span text:style-name="T12">illuns<text:tab/>05</text:span>/<text:span text:style-name="T33">02</text:span>/2<text:span text:style-name="T33">4</text:span></text:p>
      <text:p text:style-name="P124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197">D<text:span text:style-name="T12">imarts<text:tab/>06</text:span>/<text:span text:style-name="T33">02</text:span>/2<text:span text:style-name="T33">4</text:span></text:p>
      <text:p text:style-name="P125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184"/>
      <text:p text:style-name="P184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185"/>
      <text:p text:style-name="P185">D<text:span text:style-name="T12">ijous<text:tab/><text:tab/>08</text:span>/<text:span text:style-name="T33">02</text:span>/2<text:span text:style-name="T33">4</text:span></text:p>
      <text:p text:style-name="P126">Comentem document mec_materiales.pdf, pàg. <text:span text:style-name="T45">8 i</text:span> <text:span text:style-name="T45">9</text:span>.</text:p>
      <text:p text:style-name="P120"/>
      <text:p text:style-name="P186">D<text:span text:style-name="T12">illuns<text:tab/>12</text:span>/<text:span text:style-name="T33">02</text:span>/2<text:span text:style-name="T33">4</text:span></text:p>
      <text:p text:style-name="P127">Comentem document mec_materiales.pdf.</text:p>
      <text:p text:style-name="P131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187">D<text:span text:style-name="T12">imarts<text:tab/>13</text:span>/<text:span text:style-name="T33">02</text:span>/2<text:span text:style-name="T33">4</text:span></text:p>
      <text:p text:style-name="P128">Comentem document mec_materiales.pdf, pàg. <text:span text:style-name="T46">8</text:span> a <text:span text:style-name="T46">12</text:span>.</text:p>
      <text:p text:style-name="P132">Feim exercici càlcul allargament amb mòdul d'elasticitat.</text:p>
      <text:p text:style-name="P122">Baixem el taller, <text:span text:style-name="T40">continuem</text:span> amb soldadura d'arc.</text:p>
      <text:p text:style-name="P187"/>
      <text:p text:style-name="P187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187"/>
      <text:p text:style-name="P188">D<text:span text:style-name="T12">ijous<text:tab/><text:tab/>17</text:span>/<text:span text:style-name="T33">02</text:span>/2<text:span text:style-name="T33">4</text:span></text:p>
      <text:p text:style-name="P129">Comentem document mec_materiales.pdf <text:span text:style-name="T47">fins acers inoxidables.</text:span></text:p>
      <text:p text:style-name="P129"/>
      <text:p text:style-name="P191">Dilluns<text:tab/>19/02/24</text:p>
      <text:p text:style-name="P135">Començat amb apartat “Tractament tèrmic dels acers” fins </text:p>
      <text:p text:style-name="P130"/>
      <text:p text:style-name="P130"><text:span text:style-name="T47">Los principales tratamientos térmicos son:</text:span> </text:p>
      <text:p text:style-name="P133"/>
      <text:p text:style-name="P134">Comentat corrosió galvánica</text:p>
      <text:p text:style-name="P133"/>
      <text:p text:style-name="P192">Di<text:span text:style-name="T48">marts</text:span><text:tab/><text:span text:style-name="T48">20</text:span>/02/24</text:p>
      <text:p text:style-name="P136">Examen</text:p>
      <text:p text:style-name="P136"/>
      <text:p text:style-name="P192">Di<text:span text:style-name="T48">mecres</text:span><text:tab/><text:span text:style-name="T48">21</text:span>/02/24</text:p>
      <text:p text:style-name="P123">Baixem el taller, <text:span text:style-name="T40">continuem</text:span> amb soldadura d'arc. <text:span text:style-name="T44">Grup 1.</text:span></text:p>
      <text:p text:style-name="P123"/>
      <text:p text:style-name="P193">Di<text:span text:style-name="T49">jous</text:span><text:tab/><text:span text:style-name="T48">22</text:span>/02/24</text:p>
      <text:p text:style-name="P198">Preparació examen motors.</text:p>
      <text:p text:style-name="P198"/>
      <text:p text:style-name="P203">Dilluns<text:tab/><text:span text:style-name="T50">26</text:span>/02/24</text:p>
      <text:p text:style-name="P199">Unitat <text:a xlink:type="simple" xlink:href="https://paulinoposada.github.io/web_mec/documents/mec_materiales_alum.pdf">materials</text:a></text:p>
      <text:p text:style-name="P199">Comentem apartats:</text:p>
      <text:p text:style-name="P199">1.4 Tratamientos térmicos del metal</text:p>
      <text:p text:style-name="P199">1.5 Tratamientos termoquímicos del metal (primer parrafo)</text:p>
      <text:p text:style-name="P201">1.9 Fatiga de materiales (comentem <text:a xlink:type="simple" xlink:href="https://www.elmundo.es/economia/2018/01/16/5a5de0e4e5fdeaad3c8b45e5.html">artícle Jaime Domínguez Abascal</text:a>)</text:p>
      <text:p text:style-name="P201">1.2.2.1 Esfuerzos de tracción, compresión, flexión y torsión</text:p>
      <text:p text:style-name="P201">Comentem exemple de càlcul de tensió</text:p>
      <text:p text:style-name="P201">Deures per entregar abans del 04/03/24: contestar les preguntes del apartat 1.9 Fatiga de materiales.</text:p>
      <text:p text:style-name="P204">Di<text:span text:style-name="T51">marts</text:span><text:tab/><text:span text:style-name="T50">27</text:span>/02/24</text:p>
      <text:p text:style-name="P200">Unitat <text:a xlink:type="simple" xlink:href="https://paulinoposada.github.io/web_mec/documents/mec_materiales_alum.pdf">materials</text:a></text:p>
      <text:p text:style-name="P201">Comentem Exercici 1.2.2.1-1Càlcul tensió</text:p>
      <text:p text:style-name="P201">Acabem de comentar 1.5 Tratamientos termoquímicos de los metales</text:p>
      <text:p text:style-name="P201">Comentem 1.6 Protección del acero</text:p>
      <text:p text:style-name="P202"/>
      <text:p text:style-name="P202">Veure video fatiga materials</text:p>
      <text:p text:style-name="P205"><text:a xlink:type="simple" xlink:href="https://youtu.be/ec50pX_0N4s?si=PMXcHEAsMXVJuHJx">https://youtu.be/ec50pX_0N4s?si=PMXcHEAsMXVJuHJx</text:a></text:p>
      <text:p text:style-name="P202">Veure video corrosio</text:p>
      <text:p text:style-name="P206">https://youtu.be/xow45w9YhM4?si=v2ncdJx6ND6NsMWa</text:p>
      <text:p text:style-name="P2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26T20:13:42.436645017</dc:date>
    <meta:editing-duration>PT59M33S</meta:editing-duration>
    <meta:editing-cycles>83</meta:editing-cycles>
    <meta:document-statistic meta:table-count="0" meta:image-count="0" meta:object-count="0" meta:page-count="8" meta:paragraph-count="234" meta:word-count="1161" meta:character-count="8171" meta:non-whitespace-character-count="7196"/>
  </office:meta>
</office:document-meta>
</file>